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fo:font-size="13pt" officeooo:rsid="001ca0d4" officeooo:paragraph-rsid="001ca0d4" style:font-size-asian="13pt" style:font-size-complex="13pt"/>
    </style:style>
    <style:style style:name="P2" style:family="paragraph" style:parent-style-name="Standard">
      <style:paragraph-properties fo:line-height="150%"/>
      <style:text-properties fo:font-size="13pt" officeooo:rsid="00240b18" officeooo:paragraph-rsid="00240b18" style:font-size-asian="13pt" style:font-size-complex="13pt"/>
    </style:style>
    <style:style style:name="P3" style:family="paragraph" style:parent-style-name="Standard">
      <style:paragraph-properties fo:line-height="150%"/>
      <style:text-properties fo:font-size="13pt" officeooo:rsid="001f54ae" officeooo:paragraph-rsid="001f54ae" style:font-size-asian="13pt" style:font-size-complex="13pt"/>
    </style:style>
    <style:style style:name="P4" style:family="paragraph" style:parent-style-name="Standard">
      <style:paragraph-properties fo:line-height="150%"/>
      <style:text-properties fo:font-size="13pt" officeooo:rsid="002f00f1" officeooo:paragraph-rsid="002f00f1" style:font-size-asian="13pt" style:font-size-complex="13pt"/>
    </style:style>
    <style:style style:name="P5" style:family="paragraph" style:parent-style-name="Standard">
      <style:paragraph-properties fo:line-height="150%"/>
      <style:text-properties fo:font-size="13pt" officeooo:rsid="0042c4a7" officeooo:paragraph-rsid="0042c4a7" style:font-size-asian="13pt" style:font-size-complex="13pt"/>
    </style:style>
    <style:style style:name="T1" style:family="text">
      <style:text-properties officeooo:rsid="002594ce"/>
    </style:style>
    <style:style style:name="T2" style:family="text">
      <style:text-properties officeooo:rsid="002666a2"/>
    </style:style>
    <style:style style:name="T3" style:family="text">
      <style:text-properties officeooo:rsid="002fff5d"/>
    </style:style>
    <style:style style:name="T4" style:family="text">
      <style:text-properties officeooo:rsid="0030fa6e"/>
    </style:style>
    <style:style style:name="T5" style:family="text">
      <style:text-properties officeooo:rsid="0032ed2a"/>
    </style:style>
    <style:style style:name="T6" style:family="text">
      <style:text-properties officeooo:rsid="003952f1"/>
    </style:style>
    <style:style style:name="T7" style:family="text">
      <style:text-properties style:text-position="super 58%" officeooo:rsid="003952f1"/>
    </style:style>
    <style:style style:name="T8" style:family="text">
      <style:text-properties officeooo:rsid="004188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van Roncevich</text:p>
      <text:p text:style-name="P1">4229 Project Proposal:</text:p>
      <text:p text:style-name="P2"><text:tab/>My goal for the project is to design a scene <text:span text:style-name="T3">with a cel shader</text:span>. Cel shading will be drawing objects with an outline on all edges, and having lighting in limited shades as opposed to a gradient. The object will appear as if drawn by hand instead of a realistic 3D <text:span text:style-name="T3">object</text:span>. Many amazing shows and video games use cel shading to <text:span text:style-name="T1">get this special look.</text:span></text:p>
      <text:p text:style-name="P2"><text:tab/><text:span text:style-name="T4">The outline is important to create a distinct hand-drawn style. By taking any object, we can backcull it to produce the outline. Backculling the object will mean only the polygons facing away from the camera appear. If we turn this new object black and place it behind the original, we get an outline. I think you can increase the outline's size too by turning the backcull into a wireframe and increasing the width of each wire.</text:span></text:p>
      <text:p text:style-name="P2"><text:tab/><text:span text:style-name="T2">Getting the lighting to work will be more challenging, but the idea is to remove the gradient lighting. We can decide the number of shades to use, and force all lights to fall into one of those shades. Animation generally requires fewer color shades instead of the full gradient light produces. This ends up displaying sharp contrasts of shadow to make the image more cartoon-like.</text:span></text:p>
      <text:p text:style-name="P3"><text:tab/><text:span text:style-name="T5">Obviously we need a scene, so I want to create a scene showcasing the vibrancy of the art. A beach scene provides are colorful tropical flora, landscapes, water, and buildings to demonstrate the cel shading. There will be simple textures as well to show how the textures appear with shadows. The user will be able to traverse though the landscape and explore the beach from all perspective angles.</text:span></text:p>
      <text:p text:style-name="P4"><text:tab/>If time allows, I will try using <text:span text:style-name="T6">more than 2 shades of color. Having more shades means the lighting will be softer than before. Another extended goal would have multiple lighting sources with special lighting effects. Some effects may be lighting distance, shadows, color diffusion, etc. Another idea is to create a 3</text:span><text:span text:style-name="T7">rd</text:span><text:span text:style-name="T6"> person camera with a character in the center of the screen.</text:span></text:p>
      <text:p text:style-name="P4"><text:tab/><text:span text:style-name="T8">The may concern will just be having the cel shader and outline work, so the scene will be secondar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4T13:56:27.175580809</meta:creation-date>
    <dc:date>2014-10-16T20:46:28.011550255</dc:date>
    <meta:editing-duration>PT3H54M59S</meta:editing-duration>
    <meta:editing-cycles>35</meta:editing-cycles>
    <meta:generator>LibreOffice/4.2.6.3$Linux_X86_64 LibreOffice_project/420m0$Build-3</meta:generator>
    <meta:document-statistic meta:table-count="0" meta:image-count="0" meta:object-count="0" meta:page-count="1" meta:paragraph-count="8" meta:word-count="363" meta:character-count="2076" meta:non-whitespace-character-count="1714"/>
  </office:meta>
</office:document-meta>
</file>